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745cm" fo:min-width="2.44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46cm" fo:min-width="2.444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746cm" fo:min-width="2.445cm"/>
    </style:style>
    <style:style style:name="gr4" style:family="graphic" style:parent-style-name="objectwithoutfill">
      <style:graphic-properties draw:marker-end="Arrow" draw:marker-end-width="0.3cm" draw:fill="solid" draw:fill-color="#dddddd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254cm" fo:min-width="5.873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7.878cm" fo:min-width="5.873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746cm" fo:min-width="5.215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5cm"/>
    </style:style>
    <style:style style:name="gr10" style:family="graphic" style:parent-style-name="standard">
      <style:graphic-properties draw:stroke="dash" draw:stroke-dash="Fine_20_Dashed" svg:stroke-color="#666666" draw:fill="none" draw:textarea-horizontal-align="justify" draw:textarea-vertical-align="middle" draw:auto-grow-height="false" fo:min-height="20.102cm" fo:min-width="18.169cm" draw:shadow="hidden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576cm" fo:min-width="18.169cm"/>
    </style:style>
    <style:style style:name="co1" style:family="table-column">
      <style:table-column-properties style:column-width="2.571cm" style:use-optimal-column-width="false"/>
    </style:style>
    <style:style style:name="co2" style:family="table-column">
      <style:table-column-properties style:column-width="2.572cm" style:use-optimal-column-width="false"/>
    </style:style>
    <style:style style:name="ro1" style:family="table-row">
      <style:table-row-properties style:row-height="1.591cm"/>
    </style:style>
    <style:style style:name="ro2" style:family="table-row">
      <style:table-row-properties style:row-height="1.59cm"/>
    </style:style>
    <style:style style:name="ce1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997cm" svg:height="3.18cm" svg:x="1.953cm" svg:y="1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ag</text:p>
              </table:table-cell>
              <table:table-cell>
                <text:p text:style-name="P1">Valid</text:p>
              </table:table-cell>
              <table:table-cell>
                <text:p text:style-name="P1">Dirty</text:p>
              </table:table-cell>
              <table:table-cell>
                <text:p text:style-name="P1">Last touched</text:p>
              </table:table-cell>
              <table:table-cell>
                <text:p text:style-name="P1">Signature</text:p>
              </table:table-cell>
              <table:table-cell>
                <text:p text:style-name="P1">Outcome</text:p>
              </table:table-cell>
              <table:table-cell>
                <text:p text:style-name="P1">PC</text:p>
              </table:table-cell>
            </table:table-row>
            <table:table-row table:style-name="ro2" table:default-cell-style-name="ce1">
              <table:table-cell>
                <text:p text:style-name="P1">INTMAX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false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2" draw:id="id2" draw:layer="layout" svg:width="2.945cm" svg:height="1.995cm" svg:x="9.27cm" svg:y="9.709cm">
          <text:p text:style-name="P2">Access </text:p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44cm" svg:height="1.996cm" svg:x="13.196cm" svg:y="11.704cm">
          <text:p text:style-name="P2">Cache</text:p>
          <text:p text:style-name="P2">Miss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945cm" svg:height="1.996cm" svg:x="9.27cm" svg:y="6.715cm">
          <text:p text:style-name="P2">Mem Req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742cm" svg:y1="8.711cm" svg:x2="10.742cm" svg:y2="9.709cm" draw:start-shape="id1" draw:start-glue-point="2" draw:end-shape="id2" draw:end-glue-point="0" svg:d="M10742 8711v998" svg:viewBox="0 0 1 999">
          <text:p/>
        </draw:connector>
        <draw:custom-shape draw:style-name="gr2" draw:text-style-name="P3" xml:id="id3" draw:id="id3" draw:layer="layout" svg:width="2.944cm" svg:height="1.996cm" svg:x="5.345cm" svg:y="11.704cm">
          <text:p text:style-name="P2">Cache</text:p>
          <text:p text:style-name="P2">Hi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7cm" svg:y1="10.706cm" svg:x2="6.817cm" svg:y2="11.704cm" draw:start-shape="id2" draw:start-glue-point="3" draw:end-shape="id3" draw:end-glue-point="0" svg:d="M9270 10706l-2453 998" svg:viewBox="0 0 2454 999">
          <text:p/>
        </draw:connector>
        <draw:connector draw:style-name="gr4" draw:text-style-name="P4" draw:layer="layout" draw:type="line" svg:x1="12.215cm" svg:y1="10.706cm" svg:x2="14.668cm" svg:y2="11.704cm" draw:start-shape="id2" draw:start-glue-point="1" draw:end-shape="id4" draw:end-glue-point="0" svg:d="M12215 10706l2453 998" svg:viewBox="0 0 2454 999">
          <text:p/>
        </draw:connector>
        <draw:custom-shape draw:style-name="gr5" draw:text-style-name="P6" xml:id="id6" draw:id="id6" draw:layer="layout" svg:width="6.373cm" svg:height="2.504cm" svg:x="3.567cm" svg:y="15.006cm">
          <text:p text:style-name="P5"><text:span text:style-name="T1">1. Update block’s outcome </text:span></text:p>
          <text:p text:style-name="P5"><text:span text:style-name="T1">and last touched</text:span></text:p>
          <text:p text:style-name="P5"><text:span text:style-name="T1">2. Increment Signature Hit Counter</text:span></text:p>
          <text:p text:style-name="P5"><text:span text:style-name="T1">Table for the blk’s signa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6.373cm" svg:height="8.128cm" svg:x="3.671cm" svg:y="18.272cm">
          <text:p text:style-name="P7"><text:span text:style-name="T1">1. In N block of N-setways, find the</text:span></text:p>
          <text:p text:style-name="P7"><text:span text:style-name="T1">block with the lowest counter</text:span></text:p>
          <text:p text:style-name="P7"><text:span text:style-name="T1">in the Signature Hit Counter Table</text:span></text:p>
          <text:p text:style-name="P7"><text:span text:style-name="T1">2. If there are 2 blks with the lowest</text:span></text:p>
          <text:p text:style-name="P7"><text:span text:style-name="T1">counter, then choose the one</text:span></text:p>
          <text:p text:style-name="P7"><text:span text:style-name="T1">with lower last touched</text:span></text:p>
          <text:p text:style-name="P7"><text:span text:style-name="T1">3. If such victim block has </text:span></text:p>
          <text:p text:style-name="P7"><text:span text:style-name="T1">outcome == false, then decrement</text:span></text:p>
          <text:p text:style-name="P7"><text:span text:style-name="T1">its signature entry in the </text:span></text:p>
          <text:p text:style-name="P7"><text:span text:style-name="T1">Signature Hit Counter Table</text:span></text:p>
          <text:p text:style-name="P7"><text:span text:style-name="T1">4. Write back the victim block</text:span></text:p>
          <text:p text:style-name="P7"><text:span text:style-name="T1">5. Invalidate victi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44cm" svg:height="1.996cm" svg:x="13.196cm" svg:y="15.006cm">
          <text:p text:style-name="P2">Insert</text:p>
          <text:p text:style-name="P2">Block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668cm" svg:y1="13.7cm" svg:x2="14.668cm" svg:y2="15.006cm" draw:start-shape="id4" draw:start-glue-point="2" draw:end-shape="id5" draw:end-glue-point="0" svg:d="M14668 13700v1306" svg:viewBox="0 0 1 1307">
          <text:p/>
        </draw:connector>
        <draw:connector draw:style-name="gr4" draw:text-style-name="P4" draw:layer="layout" draw:type="line" svg:x1="6.817cm" svg:y1="13.7cm" svg:x2="6.753cm" svg:y2="15.006cm" draw:start-shape="id3" draw:start-glue-point="2" draw:end-shape="id6" draw:end-glue-point="0" svg:d="M6817 13700l-64 1306" svg:viewBox="0 0 65 1307">
          <text:p/>
        </draw:connector>
        <draw:custom-shape draw:style-name="gr2" draw:text-style-name="P3" xml:id="id7" draw:id="id7" draw:layer="layout" svg:width="2.944cm" svg:height="1.996cm" svg:x="13.196cm" svg:y="17.891cm">
          <text:p text:style-name="P2"><text:span text:style-name="T2">Find</text:span></text:p>
          <text:p text:style-name="P2"><text:span text:style-name="T2">Invalid</text:span></text:p>
          <text:p text:style-name="P2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5.715cm" svg:height="1.996cm" svg:x="13.219cm" svg:y="21.574cm">
          <text:p text:style-name="P2"><text:span text:style-name="T2">Victim = Invalid block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4.668cm" svg:y1="19.887cm" svg:x2="16.076cm" svg:y2="21.574cm" draw:start-shape="id7" draw:start-glue-point="2" draw:end-shape="id8" draw:end-glue-point="0" svg:d="M14668 19887l1408 1687" svg:viewBox="0 0 1409 1688">
          <text:p text:style-name="P2">found</text:p>
        </draw:connector>
        <draw:frame draw:style-name="gr9" draw:text-style-name="P9" draw:layer="layout" svg:width="10.824cm" svg:height="0.962cm" svg:x="5.688cm" svg:y="4.643cm">
          <draw:text-box>
            <text:p text:style-name="P2">Cache block initiation</text:p>
          </draw:text-box>
        </draw:frame>
        <draw:custom-shape draw:style-name="gr10" draw:text-style-name="P10" draw:layer="layout" svg:width="18.669cm" svg:height="20.352cm" svg:x="1.535cm" svg:y="6.4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8.669cm" svg:height="4.826cm" svg:x="1.535cm" svg:y="1.2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3.196cm" svg:y1="18.889cm" svg:x2="10.044cm" svg:y2="22.336cm" draw:start-shape="id7" draw:start-glue-point="3" draw:end-shape="id9" draw:end-glue-point="1" svg:d="M13196 18889l-3152 3447" svg:viewBox="0 0 3153 3448">
          <text:p text:style-name="P2">not foun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7:11:50.764374987</meta:creation-date>
    <dc:date>2019-11-25T17:40:43.995789842</dc:date>
    <meta:editing-duration>PT6M37S</meta:editing-duration>
    <meta:editing-cycles>3</meta:editing-cycles>
    <meta:generator>LibreOffice/6.2.8.2$Linux_X86_64 LibreOffice_project/20$Build-2</meta:generator>
    <meta:document-statistic meta:object-count="20"/>
  </office:meta>
</office:document-meta>
</file>